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B0000023D969652ECC0CF11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b86c" officeooo:paragraph-rsid="000eb86c"/>
    </style:style>
    <style:style style:name="P2" style:family="paragraph" style:parent-style-name="Title">
      <style:text-properties officeooo:rsid="000eb86c" officeooo:paragraph-rsid="000eb86c"/>
    </style:style>
    <style:style style:name="P3" style:family="paragraph" style:parent-style-name="Subtitle">
      <style:text-properties officeooo:rsid="000eb86c" officeooo:paragraph-rsid="000eb86c"/>
    </style:style>
    <style:style style:name="P4" style:family="paragraph" style:parent-style-name="Heading_20_1">
      <style:text-properties officeooo:rsid="000eb86c" officeooo:paragraph-rsid="000eb86c"/>
    </style:style>
    <style:style style:name="P5" style:family="paragraph" style:parent-style-name="Heading_20_1">
      <style:text-properties officeooo:rsid="0011bf14" officeooo:paragraph-rsid="0011bf14"/>
    </style:style>
    <style:style style:name="P6" style:family="paragraph" style:parent-style-name="Heading_20_1">
      <style:paragraph-properties fo:break-before="page"/>
      <style:text-properties officeooo:rsid="000eb86c" officeooo:paragraph-rsid="000eb86c"/>
    </style:style>
    <style:style style:name="P7" style:family="paragraph" style:parent-style-name="Text_20_body">
      <style:text-properties officeooo:rsid="000eb86c" officeooo:paragraph-rsid="000eb86c"/>
    </style:style>
    <style:style style:name="P8" style:family="paragraph" style:parent-style-name="Text_20_body">
      <style:text-properties officeooo:rsid="0011bf14" officeooo:paragraph-rsid="0011bf14"/>
    </style:style>
    <style:style style:name="T1" style:family="text">
      <style:text-properties officeooo:rsid="00121e5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Kalender Aufgabe</text:p>
      <text:p text:style-name="P3">Markus Dieckmann</text:p>
      <text:p text:style-name="P3">FA – 15A</text:p>
      <text:p text:style-name="P3">Abgabe : 18.01.2017</text:p>
      <text:h text:style-name="P6" text:outline-level="1">Zielsetzung:</text:h>
      <text:p text:style-name="P1">Es soll eine Software erstellt werden, die bei Eingabe eines beliebigen Datums eine visuelle Repräsentation eines Kalenders darstellt. Für diese Realisation soll keine vorgefertigte Kalender Komponente, sondern ein manuell erstelltes Stück Software genutzt werden.</text:p>
      <text:h text:style-name="P4" text:outline-level="1">Umsetzung:</text:h>
      <text:p text:style-name="P1">Es wurde eine C# Anwendung in Verbindung mit dem .NET Framework erstellt, die ein Fenster darstellt. Dieses Fenster enthält drei Eingabemöglichkeiten für einen Datumswert. Ändert man einen Teil des Datums wird überprüft um welchen Wochentag es sich handelt und ob es sich um Schaltjahr handelt. In der Folge wird im unteren Teil des Fensters der Monat in einer Kalenderansicht dargestellt.</text:p>
      <text:h text:style-name="P5" text:outline-level="1">Klassenübersicht:</text:h>
      <text:p text:style-name="P8"><draw:frame draw:style-name="fr1" draw:name="Bild1" text:anchor-type="paragraph" svg:width="17cm" svg:height="12.765cm" draw:z-index="0"><draw:image xlink:href="Pictures/10000201000002FB0000023D969652ECC0CF11B0.png" xlink:type="simple" xlink:show="embed" xlink:actuate="onLoad"/></draw:frame>Entgegen der Aufgabenstellung, die verlangte showMonat() in der Klasse C_Datum zu implementieren, ist sie in dieser Umsetzung in der Klasse Kalender zu finden, da eine Separierung von Aufgabenbereichen angestrebt war. Die Methode showMonat() manipuliert visuell sichtbare Elemente, während in Klasse C_Datum nunmehr nur <text:span text:style-name="T1">Funktionen zu finden sind, die sich konkret auf ein Datum beziehen während aggregierende Funktionen wie Listen oder das anzeigen von Tabellen von anderen Klassen übernomm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21:33:58.380000000</meta:creation-date>
    <meta:generator>LibreOffice/5.2.4.2$Windows_X86_64 LibreOffice_project/3d5603e1122f0f102b62521720ab13a38a4e0eb0</meta:generator>
    <dc:date>2017-01-15T17:41:55.605000000</dc:date>
    <meta:editing-duration>PT3H55M41S</meta:editing-duration>
    <meta:editing-cycles>4</meta:editing-cycles>
    <meta:document-statistic meta:table-count="0" meta:image-count="1" meta:object-count="0" meta:page-count="2" meta:paragraph-count="10" meta:word-count="175" meta:character-count="1251" meta:non-whitespace-character-count="1085"/>
  </office:meta>
</office:document-meta>
</file>